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38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36">
      <style:table-cell-properties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37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38">
      <style:table-cell-properties fo:border-top="thin solid #000000" fo:border-bottom="none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none" fo:border-right="thin solid #000000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37">
      <style:table-cell-properties fo:border-top="none" fo:border-bottom="thin solid #000000" fo:border-left="thin solid #000000" fo:border-right="none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7"/>
    <style:style style:name="co1" style:family="table-column">
      <style:table-column-properties fo:break-before="auto" style:column-width="4.0428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7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2">
            <text:p>Total custo protótipo</text:p>
          </table:table-cell>
          <table:table-cell table:number-columns-repeated="2" table:style-name="ce3"/>
          <table:table-cell office:value-type="currency" office:value="98974.510000000009" table:formula="of:=[.F69]+[.F51]" table:style-name="ce4">
            <text:p>€98 97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otal despesas iniciais</text:p>
          </table:table-cell>
          <table:table-cell table:number-columns-repeated="2" table:style-name="ce3"/>
          <table:table-cell office:value-type="currency" office:value="20014.510000000002" table:formula="of:=[.D14]+[.D25]" table:style-name="ce4">
            <text:p>€20 01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Total despesas / mês</text:p>
          </table:table-cell>
          <table:table-cell table:number-columns-repeated="2" table:style-name="ce3"/>
          <table:table-cell office:value-type="currency" office:value="3290" table:formula="of:=[.D43]+[.D33]" table:style-name="ce4">
            <text:p>€3 29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quipamento</text:p>
          </table:table-cell>
          <table:table-cell office:value-type="string" table:style-name="ce6">
            <text:p>qt.</text:p>
          </table:table-cell>
          <table:table-cell office:value-type="string" table:style-name="ce6">
            <text:p>custo unitário</text:p>
          </table:table-cell>
          <table:table-cell office:value-type="string" table:style-name="ce6">
            <text:p>custo 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sa grande</text:p>
          </table:table-cell>
          <table:table-cell office:value-type="float" office:value="1" table:style-name="ce1">
            <text:p>1</text:p>
          </table:table-cell>
          <table:table-cell office:value-type="currency" office:value="200" table:style-name="ce4">
            <text:p>€200</text:p>
          </table:table-cell>
          <table:table-cell office:value-type="currency" office:value="200" table:formula="of:=[.C7]*[.B7]" table:style-name="ce4">
            <text:p>€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deira</text:p>
          </table:table-cell>
          <table:table-cell office:value-type="float" office:value="1" table:style-name="ce1">
            <text:p>1</text:p>
          </table:table-cell>
          <table:table-cell office:value-type="currency" office:value="50" table:style-name="ce4">
            <text:p>€50</text:p>
          </table:table-cell>
          <table:table-cell office:value-type="currency" office:value="50" table:formula="of:=[.C8]*[.B8]" table:style-name="ce4">
            <text:p>€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putador</text:p>
          </table:table-cell>
          <table:table-cell office:value-type="float" office:value="1" table:style-name="ce1">
            <text:p>1</text:p>
          </table:table-cell>
          <table:table-cell office:value-type="currency" office:value="500" table:style-name="ce4">
            <text:p>€500</text:p>
          </table:table-cell>
          <table:table-cell office:value-type="currency" office:value="500" table:formula="of:=[.C9]*[.B9]" table:style-name="ce4">
            <text:p>€5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áquina de soldar</text:p>
          </table:table-cell>
          <table:table-cell office:value-type="float" office:value="1" table:style-name="ce1">
            <text:p>1</text:p>
          </table:table-cell>
          <table:table-cell office:value-type="currency" office:value="200" table:style-name="ce4">
            <text:p>€200</text:p>
          </table:table-cell>
          <table:table-cell office:value-type="currency" office:value="200" table:formula="of:=[.C10]*[.B10]" table:style-name="ce4">
            <text:p>€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barbadora</text:p>
          </table:table-cell>
          <table:table-cell office:value-type="float" office:value="1" table:style-name="ce1">
            <text:p>1</text:p>
          </table:table-cell>
          <table:table-cell office:value-type="currency" office:value="50" table:style-name="ce4">
            <text:p>€50</text:p>
          </table:table-cell>
          <table:table-cell office:value-type="currency" office:value="50" table:formula="of:=[.C11]*[.B11]" table:style-name="ce4">
            <text:p>€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rbequim</text:p>
          </table:table-cell>
          <table:table-cell office:value-type="float" office:value="1" table:style-name="ce1">
            <text:p>1</text:p>
          </table:table-cell>
          <table:table-cell office:value-type="currency" office:value="50" table:style-name="ce4">
            <text:p>€50</text:p>
          </table:table-cell>
          <table:table-cell office:value-type="currency" office:value="50" table:formula="of:=[.C12]*[.B12]" table:style-name="ce4">
            <text:p>€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erramentas diversas</text:p>
          </table:table-cell>
          <table:table-cell office:value-type="float" office:value="1" table:style-name="ce1">
            <text:p>1</text:p>
          </table:table-cell>
          <table:table-cell office:value-type="currency" office:value="500" table:style-name="ce4">
            <text:p>€500</text:p>
          </table:table-cell>
          <table:table-cell office:value-type="currency" office:value="500" table:formula="of:=[.C13]*[.B13]" table:style-name="ce4">
            <text:p>€5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550" table:formula="of:=SUM([.D7:.D13])" table:style-name="ce4">
            <text:p>€1 55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5">
            <text:p>Material</text:p>
          </table:table-cell>
          <table:table-cell office:value-type="string" table:style-name="ce6">
            <text:p>qt.</text:p>
          </table:table-cell>
          <table:table-cell office:value-type="string" table:style-name="ce6">
            <text:p>custo unitário</text:p>
          </table:table-cell>
          <table:table-cell office:value-type="string" table:style-name="ce6">
            <text:p>custo total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ço galvanizado</text:p>
          </table:table-cell>
          <table:table-cell table:number-columns-repeated="2" table:style-name="ce1"/>
          <table:table-cell office:value-type="currency" office:value="3000" table:style-name="ce4">
            <text:p>€3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Barras aço 12m kg/m</text:p>
          </table:table-cell>
          <table:table-cell office:value-type="float" office:value="386" table:formula="of:=336+50" table:style-name="ce1">
            <text:p>386</text:p>
          </table:table-cell>
          <table:table-cell office:value-type="float" office:value="7.07" table:style-name="ce1">
            <text:p>7,07</text:p>
          </table:table-cell>
          <table:table-cell office:value-type="currency" office:value="1364.51" table:formula="of:=[.C18]*[.B18]*0.5" table:style-name="ce4">
            <text:p>€1 365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Painéis solares</text:p>
          </table:table-cell>
          <table:table-cell table:number-columns-repeated="2" table:style-name="ce1"/>
          <table:table-cell office:value-type="currency" office:value="5000" table:style-name="ce4">
            <text:p>€5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2" table:style-name="ce1"/>
          <table:table-cell office:value-type="currency" office:value="1000" table:style-name="ce4">
            <text:p>€1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dubo</text:p>
          </table:table-cell>
          <table:table-cell table:number-columns-repeated="2" table:style-name="ce1"/>
          <table:table-cell office:value-type="currency" office:value="100" table:style-name="ce4">
            <text:p>€1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Mecanismo cozedura</text:p>
          </table:table-cell>
          <table:table-cell table:number-columns-repeated="2" table:style-name="ce1"/>
          <table:table-cell office:value-type="currency" office:value="3000" table:style-name="ce4">
            <text:p>€3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Robô</text:p>
          </table:table-cell>
          <table:table-cell table:number-columns-repeated="2" table:style-name="ce1"/>
          <table:table-cell office:value-type="currency" office:value="2500" table:style-name="ce4">
            <text:p>€2 5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crílico</text:p>
          </table:table-cell>
          <table:table-cell table:number-columns-repeated="2" table:style-name="ce1"/>
          <table:table-cell office:value-type="currency" office:value="2500" table:style-name="ce4">
            <text:p>€2 50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8464.510000000002" table:formula="of:=SUM([.D17:.D24])" table:style-name="ce4">
            <text:p>€18 465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5">
            <text:p>Despesas / mês</text:p>
          </table:table-cell>
          <table:table-cell table:number-columns-repeated="2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1">
            <text:p>Aluguer do espaço</text:p>
          </table:table-cell>
          <table:table-cell table:number-columns-repeated="2" table:style-name="ce1"/>
          <table:table-cell office:value-type="currency" office:value="800" table:style-name="ce4">
            <text:p>€8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Eletricidade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2" table:style-name="ce1"/>
          <table:table-cell office:value-type="currency" office:value="40" table:style-name="ce4">
            <text:p>€4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Contabilista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dvogado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290" table:formula="of:=SUM([.D28:.D32])" table:style-name="ce4">
            <text:p>€1 29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 table:style-name="ce1"/>
        </table:table-row>
        <table:table-row table:style-name="ro1">
          <table:table-cell office:value-type="string" table:style-name="ce5">
            <text:p>Mão de obra / mês</text:p>
          </table:table-cell>
          <table:table-cell table:number-columns-repeated="2" table:style-name="ce1"/>
          <table:table-cell table:number-columns-repeated="2"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Administrador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Eng Informát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Mecân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Eletrón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écnico Mecatrónica</text:p>
          </table:table-cell>
          <table:table-cell table:number-columns-repeated="2" table:style-name="ce1"/>
          <table:table-cell office:value-type="currency" office:value="1200" table:style-name="ce4">
            <text:p>€1 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Agrónom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ralheiro polivalente</text:p>
          </table:table-cell>
          <table:table-cell table:number-columns-repeated="2" table:style-name="ce1"/>
          <table:table-cell office:value-type="currency" office:value="1000" table:style-name="ce4">
            <text:p>€1 0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2">
          <table:table-cell office:value-type="string" table:style-name="ce7">
            <text:p>Data</text:p>
          </table:table-cell>
          <table:table-cell table:style-name="ce9"/>
          <table:table-cell office:value-type="string" table:style-name="ce6">
            <text:p>Fatia</text:p>
          </table:table-cell>
          <table:table-cell office:value-type="string" table:style-name="ce10">
            <text:p>Gasto em mão de obra</text:p>
          </table:table-cell>
          <table:table-cell office:value-type="string" table:style-name="ce10">
            <text:p>verba necessária à data</text:p>
          </table:table-cell>
          <table:table-cell office:value-type="string" table:style-name="ce10">
            <text:p>Total acumulado necessário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1-01T00:00:00" table:style-name="ce11">
            <text:p>2020-01-01</text:p>
          </table:table-cell>
          <table:table-cell table:style-name="ce12"/>
          <table:table-cell office:value-type="currency" office:value="23304.510000000002" table:formula="of:=$$totini+$$totmes" table:style-name="ce13">
            <text:p>€23 305</text:p>
          </table:table-cell>
          <table:table-cell table:style-name="ce1"/>
          <table:table-cell office:value-type="currency" office:value="39754.51" table:formula="of:=SUM([.C46:.C51])" table:style-name="ce14">
            <text:p>€39 755</text:p>
          </table:table-cell>
          <table:table-cell office:value-type="currency" office:value="23304.510000000002" table:formula="of:=$$totini+$$totmes" table:style-name="ce15">
            <text:p>€23 305</text:p>
          </table:table-cell>
          <table:table-cell office:value-type="string" table:style-name="ce1">
            <text:p>Neste primeiro pedido temos 5% do capital necessário, criamos 6 postos de trabalho</text:p>
          </table:table-cell>
          <table:table-cell table:number-columns-repeated="16377"/>
        </table:table-row>
        <table:table-row table:style-name="ro1">
          <table:table-cell office:value-type="date" office:date-value="2020-02-01T00:00:00" table:formula="of:=DATE(YEAR([.A46]);MONTH([.A46])+1;DAY([.A46]))" table:style-name="ce16">
            <text:p>2020-02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26594.510000000002" table:formula="of:=[.F46]+$$totmes" table:style-name="ce17">
            <text:p>€26 59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3-01T00:00:00" table:formula="of:=DATE(YEAR([.A47]);MONTH([.A47])+1;DAY([.A47]))" table:style-name="ce16">
            <text:p>2020-03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29884.510000000002" table:formula="of:=[.F47]+$$totmes" table:style-name="ce17">
            <text:p>€29 88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4-01T00:00:00" table:formula="of:=DATE(YEAR([.A48]);MONTH([.A48])+1;DAY([.A48]))" table:style-name="ce16">
            <text:p>2020-04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33174.51" table:formula="of:=[.F48]+$$totmes" table:style-name="ce17">
            <text:p>€33 175</text:p>
          </table:table-cell>
          <table:table-cell office:value-type="string" table:style-name="ce1">
            <text:p>Aqui temos a estrutura do protótipo com produção de 1 tonelada de batata doce</text:p>
          </table:table-cell>
          <table:table-cell table:number-columns-repeated="16377"/>
        </table:table-row>
        <table:table-row table:style-name="ro1">
          <table:table-cell office:value-type="date" office:date-value="2020-05-01T00:00:00" table:formula="of:=DATE(YEAR([.A49]);MONTH([.A49])+1;DAY([.A49]))" table:style-name="ce16">
            <text:p>2020-05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36464.51" table:formula="of:=[.F49]+$$totmes" table:style-name="ce17">
            <text:p>€36 465</text:p>
          </table:table-cell>
          <table:table-cell office:value-type="string" table:style-name="ce1">
            <text:p>Candidatamos ao segundo pedido</text:p>
          </table:table-cell>
          <table:table-cell table:number-columns-repeated="16377"/>
        </table:table-row>
        <table:table-row table:style-name="ro1">
          <table:table-cell office:value-type="date" office:date-value="2020-06-01T00:00:00" table:formula="of:=DATE(YEAR([.A50]);MONTH([.A50])+1;DAY([.A50]))" table:style-name="ce18">
            <text:p>2020-06-01</text:p>
          </table:table-cell>
          <table:table-cell table:style-name="ce3"/>
          <table:table-cell office:value-type="currency" office:value="3290" table:formula="of:=$$totmes" table:style-name="ce19">
            <text:p>€3 290</text:p>
          </table:table-cell>
          <table:table-cell table:style-name="ce1"/>
          <table:table-cell table:style-name="ce3"/>
          <table:table-cell office:value-type="currency" office:value="39754.51" table:formula="of:=[.F50]+$$totmes" table:style-name="ce20">
            <text:p>€39 75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7-01T00:00:00" table:formula="of:=DATE(YEAR([.A51]);MONTH([.A51])+1;DAY([.A51]))" table:style-name="ce11">
            <text:p>2020-07-01</text:p>
          </table:table-cell>
          <table:table-cell table:style-name="ce12"/>
          <table:table-cell office:value-type="currency" office:value="3290" table:formula="of:=$$totmes" table:style-name="ce13">
            <text:p>€3 290</text:p>
          </table:table-cell>
          <table:table-cell table:style-name="ce1"/>
          <table:table-cell office:value-type="currency" office:value="59220" table:formula="of:=SUM([.C52:.C69])" table:style-name="ce14">
            <text:p>€59 220</text:p>
          </table:table-cell>
          <table:table-cell office:value-type="currency" office:value="3290" table:formula="of:=0+$$totmes" table:style-name="ce15">
            <text:p>€3 290</text:p>
          </table:table-cell>
          <table:table-cell office:value-type="string" table:style-name="ce1">
            <text:p>Neste segundo pedido temos 5% do capital, apresentamos a maquina estufa real com demonstração do robô</text:p>
          </table:table-cell>
          <table:table-cell table:number-columns-repeated="16377"/>
        </table:table-row>
        <table:table-row table:style-name="ro1">
          <table:table-cell office:value-type="date" office:date-value="2020-08-01T00:00:00" table:formula="of:=DATE(YEAR([.A52]);MONTH([.A52])+1;DAY([.A52]))" table:style-name="ce16">
            <text:p>2020-08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6580" table:formula="of:=[.F52]+$$totmes" table:style-name="ce17">
            <text:p>€6 58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09-01T00:00:00" table:formula="of:=DATE(YEAR([.A53]);MONTH([.A53])+1;DAY([.A53]))" table:style-name="ce16">
            <text:p>2020-09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9870" table:formula="of:=[.F53]+$$totmes" table:style-name="ce17">
            <text:p>€9 87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10-01T00:00:00" table:formula="of:=DATE(YEAR([.A54]);MONTH([.A54])+1;DAY([.A54]))" table:style-name="ce16">
            <text:p>2020-10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13160" table:formula="of:=[.F54]+$$totmes" table:style-name="ce17">
            <text:p>€13 16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11-01T00:00:00" table:formula="of:=DATE(YEAR([.A55]);MONTH([.A55])+1;DAY([.A55]))" table:style-name="ce16">
            <text:p>2020-11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16450" table:formula="of:=[.F55]+$$totmes" table:style-name="ce17">
            <text:p>€16 45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0-12-01T00:00:00" table:formula="of:=DATE(YEAR([.A56]);MONTH([.A56])+1;DAY([.A56]))" table:style-name="ce16">
            <text:p>2020-12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19740" table:formula="of:=[.F56]+$$totmes" table:style-name="ce17">
            <text:p>€19 74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1-01T00:00:00" table:formula="of:=DATE(YEAR([.A57]);MONTH([.A57])+1;DAY([.A57]))" table:style-name="ce16">
            <text:p>2021-01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23030" table:formula="of:=[.F57]+$$totmes" table:style-name="ce17">
            <text:p>€23 03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2-01T00:00:00" table:formula="of:=DATE(YEAR([.A58]);MONTH([.A58])+1;DAY([.A58]))" table:style-name="ce16">
            <text:p>2021-02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26320" table:formula="of:=[.F58]+$$totmes" table:style-name="ce17">
            <text:p>€26 32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3-01T00:00:00" table:formula="of:=DATE(YEAR([.A59]);MONTH([.A59])+1;DAY([.A59]))" table:style-name="ce16">
            <text:p>2021-03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29610" table:formula="of:=[.F59]+$$totmes" table:style-name="ce17">
            <text:p>€29 61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4-01T00:00:00" table:formula="of:=DATE(YEAR([.A60]);MONTH([.A60])+1;DAY([.A60]))" table:style-name="ce16">
            <text:p>2021-04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32900" table:formula="of:=[.F60]+$$totmes" table:style-name="ce17">
            <text:p>€32 90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5-01T00:00:00" table:formula="of:=DATE(YEAR([.A61]);MONTH([.A61])+1;DAY([.A61]))" table:style-name="ce16">
            <text:p>2021-05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36190" table:formula="of:=[.F61]+$$totmes" table:style-name="ce17">
            <text:p>€36 19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6-01T00:00:00" table:formula="of:=DATE(YEAR([.A62]);MONTH([.A62])+1;DAY([.A62]))" table:style-name="ce16">
            <text:p>2021-06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39480" table:formula="of:=[.F62]+$$totmes" table:style-name="ce17">
            <text:p>€39 48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7-01T00:00:00" table:formula="of:=DATE(YEAR([.A63]);MONTH([.A63])+1;DAY([.A63]))" table:style-name="ce16">
            <text:p>2021-07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42770" table:formula="of:=[.F63]+$$totmes" table:style-name="ce17">
            <text:p>€42 77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8-01T00:00:00" table:formula="of:=DATE(YEAR([.A64]);MONTH([.A64])+1;DAY([.A64]))" table:style-name="ce16">
            <text:p>2021-08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46060" table:formula="of:=[.F64]+$$totmes" table:style-name="ce17">
            <text:p>€46 06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09-01T00:00:00" table:formula="of:=DATE(YEAR([.A65]);MONTH([.A65])+1;DAY([.A65]))" table:style-name="ce16">
            <text:p>2021-09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49350" table:formula="of:=[.F65]+$$totmes" table:style-name="ce17">
            <text:p>€49 35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10-01T00:00:00" table:formula="of:=DATE(YEAR([.A66]);MONTH([.A66])+1;DAY([.A66]))" table:style-name="ce16">
            <text:p>2021-10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52640" table:formula="of:=[.F66]+$$totmes" table:style-name="ce17">
            <text:p>€52 64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11-01T00:00:00" table:formula="of:=DATE(YEAR([.A67]);MONTH([.A67])+1;DAY([.A67]))" table:style-name="ce16">
            <text:p>2021-11-01</text:p>
          </table:table-cell>
          <table:table-cell table:style-name="ce1"/>
          <table:table-cell office:value-type="currency" office:value="3290" table:formula="of:=$$totmes" table:style-name="ce4">
            <text:p>€3 290</text:p>
          </table:table-cell>
          <table:table-cell table:number-columns-repeated="2" table:style-name="ce1"/>
          <table:table-cell office:value-type="currency" office:value="55930" table:formula="of:=[.F67]+$$totmes" table:style-name="ce17">
            <text:p>€55 93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1-12-01T00:00:00" table:formula="of:=DATE(YEAR([.A68]);MONTH([.A68])+1;DAY([.A68]))" table:style-name="ce18">
            <text:p>2021-12-01</text:p>
          </table:table-cell>
          <table:table-cell table:style-name="ce3"/>
          <table:table-cell office:value-type="currency" office:value="3290" table:formula="of:=$$totmes" table:style-name="ce19">
            <text:p>€3 290</text:p>
          </table:table-cell>
          <table:table-cell table:style-name="ce1"/>
          <table:table-cell table:style-name="ce3"/>
          <table:table-cell office:value-type="currency" office:value="59220" table:formula="of:=[.F68]+$$totmes" table:style-name="ce20">
            <text:p>€59 220</text:p>
          </table:table-cell>
          <table:table-cell office:value-type="string" table:style-name="ce1">
            <text:p>Aqui temos o protótipo finalizado pronto para ir direto ao consumo com produção de 3 toneladas de batata doce no espaço de 1 ano e meio</text:p>
          </table:table-cell>
          <table:table-cell table:number-columns-repeated="16377"/>
        </table:table-row>
        <table:table-row table:style-name="ro1">
          <table:table-cell table:style-name="ce21"/>
          <table:table-cell table:style-name="ce1"/>
          <table:table-cell table:style-name="ce8"/>
          <table:table-cell table:style-name="ce1"/>
          <table:table-cell table:style-name="ce8"/>
          <table:table-cell table:style-name="ce1"/>
          <table:table-cell office:value-type="string" table:style-name="ce1">
            <text:p>O protótipo é lançado e vai faturar 18.000 € por ano</text:p>
          </table:table-cell>
          <table:table-cell table:number-columns-repeated="16377"/>
        </table:table-row>
        <table:table-row table:number-rows-repeated="10" table:style-name="ro1">
          <table:table-cell table:style-name="ce21"/>
          <table:table-cell table:number-columns-repeated="16383" table:style-name="ce1"/>
        </table:table-row>
        <table:table-row table:number-rows-repeated="28" table:style-name="ro1">
          <table:table-cell table:style-name="ce21"/>
          <table:table-cell table:number-columns-repeated="16383"/>
        </table:table-row>
        <table:table-row table:number-rows-repeated="1048468" table:style-name="ro1">
          <table:table-cell table:number-columns-repeated="16384"/>
        </table:table-row>
      </table:table>
      <table:named-expressions>
        <table:named-expression table:name="pvpdose" table:expression="of:=&quot;['file:///C:/desk/Proj/site/plan_pt.ods'#$Sheet1.$C$7]&quot;" table:base-cell-address="Folha1.$A$1"/>
        <table:named-expression table:name="qtdoses" table:expression="of:=&quot;['file:///C:/desk/Proj/site/plan_pt.ods'#$Sheet1.$C$6]&quot;" table:base-cell-address="Folha1.$A$1"/>
        <table:named-range table:name="totdi" table:cell-range-address="Folha1.$D$3" table:base-cell-address="Folha1.$A$1"/>
        <table:named-range table:name="totini" table:cell-range-address="Folha1.$D$3" table:base-cell-address="Folha1.$A$1"/>
        <table:named-range table:name="totmes" table:cell-range-address="Folha1.$D$4" table:base-cell-address="Folh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PT">
      <number:number number:decimal-places="0" number:min-integer-digits="1" number:grouping="true">
        <number:embedded-text number:position="0"> </number:embedded-text>
      </number:number>
      <number:currency-symbol number:language="pt" number:country="PT">€</number:currency-symbol>
    </number:currency-style>
    <number:currency-style style:name="N36" number:language="pt" number:country="PT"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pt" number:country="PT">€</number:currency-symbol>
      <style:map style:condition="value()&gt;=0" style:apply-style-name="N36P0"/>
    </number:currency-style>
    <number:date-style style:name="N37">
      <number:year number:style="long"/>
      <number:text>-</number:text>
      <number:month number:style="long"/>
      <number:text>-</number:text>
      <number:day number:style="long"/>
    </number:date-style>
    <number:currency-style style:name="N38" number:language="pt" number:country="PT">
      <number:currency-symbol number:language="pt" number:country="PT">€</number:currency-symbol>
      <number:number number:decimal-places="0" number:min-integer-digits="0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uper</meta:initial-creator>
    <dc:creator>super</dc:creator>
    <meta:creation-date>2019-06-15T18:28:43Z</meta:creation-date>
    <dc:date>2020-01-15T01:32:26Z</dc:date>
    <meta:editing-cycles>31</meta:editing-cycles>
    <meta:editing-duration>PT818412S</meta:editing-duration>
  </office:meta>
</office:document-meta>
</file>